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UmePlus Gothic" style:font-size-asian="10.5pt" style:language-asian="ja" style:country-asian="JP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draw:stroke="none" svg:stroke-color="#000000" draw:fill="none" draw:fill-color="#ffffff" fo:min-height="2.1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フォーム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テキストボックス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シェイプ1" draw:style-name="gr1" draw:text-style-name="P2" svg:width="6.809cm" svg:height="2.153cm" svg:x="1.603cm" svg:y="0.568cm"><draw:text-box><text:p/></draw:text-box></draw:frame><draw:control text:anchor-type="paragraph" draw:z-index="1" draw:name="シェイプ2" draw:style-name="gr2" draw:text-style-name="P3" svg:width="6.139cm" svg:height="0.671cm" svg:x="1.145cm" svg:y="0.88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2:24:47.366093949</meta:creation-date>
    <dc:date>2017-07-31T12:26:29.114628440</dc:date>
    <meta:editing-duration>PT1M4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4.0.3$Linux_X86_64 LibreOffice_project/40m0$Build-3</meta:generator>
  </office:meta>
</office:document-meta>
</file>